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a8a8e4" draw:textarea-horizontal-align="justify" draw:textarea-vertical-align="middle" draw:auto-grow-height="false" fo:min-height="0.604cm" fo:min-width="0.354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521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-color="#a8a8e4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0.801cm" svg:y="5.665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cm" svg:height="0.521cm" svg:x="6.6cm" svg:y="0.091cm">
          <draw:text-box>
            <text:p text:style-name="P1"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/text:p>
          </draw:text-box>
        </draw:frame>
        <draw:custom-shape draw:style-name="gr1" draw:text-style-name="P2" draw:layer="layout" svg:width="1cm" svg:height="1cm" svg:x="2cm" svg:y="6.00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3.251cm" svg:y="5.65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4.45cm" svg:y="6.1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5.65cm" svg:y="5.95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6.851cm" svg:y="5.659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8.05cm" svg:y="5.85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9.449cm" svg:y="5.6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10.649cm" svg:y="6.1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11.85cm" svg:y="5.659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7cm" fo:page-height="10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4-06-26T11:52:25.350992417</meta:creation-date>
    <dc:date>2018-10-26T15:46:18.664088445</dc:date>
    <dc:creator>Tobias Kuhn</dc:creator>
    <meta:editing-duration>PT2H9M39S</meta:editing-duration>
    <meta:editing-cycles>74</meta:editing-cycles>
    <meta:generator>LibreOffice/6.0.6.2$Linux_X86_64 LibreOffice_project/00m0$Build-2</meta:generator>
    <meta:document-statistic meta:object-count="11"/>
  </office:meta>
</office:document-meta>
</file>